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-0.0098in" fo:margin-right="0in" fo:text-align="justify" style:justify-single-word="false" fo:text-indent="0in" style:auto-text-indent="false" fo:break-before="page">
        <style:tab-stops/>
      </style:paragraph-properties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margin-left="-0.0201in" fo:margin-right="0in" fo:text-align="justify" style:justify-single-word="false" fo:text-indent="0.1819in" style:auto-text-indent="false" fo:break-before="pag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left="2.3535in" fo:margin-right="0in" fo:text-align="justify" style:justify-single-word="false" fo:text-indent="-2.3535in" style:auto-text-indent="false">
        <style:tab-stops>
          <style:tab-stop style:position="-1.7673in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 style:master-page-name="">
      <style:paragraph-properties fo:margin-top="0in" fo:margin-bottom="0.4335in" style:contextual-spacing="false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margin-left="0.9689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9689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.9689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margin-left="0.9689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left="0.9689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</style:style>
    <style:style style:name="P17" style:family="paragraph" style:parent-style-name="Standard">
      <style:paragraph-properties fo:margin-left="0.9689in" fo:margin-right="0in" fo:text-align="start" style:justify-single-word="false" fo:text-indent="0.0102in" style:auto-text-indent="false" fo:break-before="pag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948in" fo:margin-right="0in" fo:text-align="justify" style:justify-single-word="false" fo:text-indent="0.0209in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.948in" fo:margin-right="0in" fo:text-align="justify" style:justify-single-word="false" fo:text-indent="0.0209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margin-left="0.3646in" fo:margin-right="0in" fo:text-align="justify" style:justify-single-word="false" fo:text-indent="0in" style:auto-text-indent="false" style:page-number="auto">
        <style:tab-stops/>
      </style:paragraph-properties>
      <style:text-properties fo:font-size="11pt" officeooo:paragraph-rsid="001fad59" style:font-size-asian="11pt" style:font-size-complex="11pt"/>
    </style:style>
    <style:style style:name="P21" style:family="paragraph" style:parent-style-name="Standard" style:master-page-name="">
      <style:paragraph-properties fo:margin-left="0.5626in" fo:margin-right="0in" fo:text-align="justify" style:justify-single-word="false" fo:text-indent="0in" style:auto-text-indent="false" style:page-number="auto">
        <style:tab-stops/>
      </style:paragraph-properties>
      <style:text-properties fo:font-size="11pt" officeooo:paragraph-rsid="001fad59" style:font-size-asian="11pt" style:font-size-complex="11pt"/>
    </style:style>
    <style:style style:name="P22" style:family="paragraph" style:parent-style-name="Standard" style:master-page-name="">
      <style:paragraph-properties fo:margin-left="0.7398in" fo:margin-right="0in" fo:text-align="justify" style:justify-single-word="false" fo:text-indent="0in" style:auto-text-indent="false" style:page-number="auto">
        <style:tab-stops/>
      </style:paragraph-properties>
      <style:text-properties fo:font-size="11pt" officeooo:paragraph-rsid="001fad59" style:font-size-asian="11pt" style:font-size-complex="11pt"/>
    </style:style>
    <style:style style:name="P23" style:family="paragraph" style:parent-style-name="Standard" style:master-page-name="">
      <style:paragraph-properties fo:margin-left="0.3126in" fo:margin-right="0in" fo:text-align="justify" style:justify-single-word="false" fo:text-indent="0.0102in" style:auto-text-indent="false" style:page-number="auto">
        <style:tab-stops/>
      </style:paragraph-properties>
      <style:text-properties fo:font-size="11pt" officeooo:paragraph-rsid="0020b7f0" style:font-size-asian="11pt" style:font-size-complex="11pt"/>
    </style:style>
    <style:style style:name="P24" style:family="paragraph" style:parent-style-name="Standard">
      <style:paragraph-properties fo:margin-left="0.3126in" fo:margin-right="0in" fo:text-align="justify" style:justify-single-word="false" fo:text-indent="0.0102in" style:auto-text-indent="false">
        <style:tab-stops/>
      </style:paragraph-properties>
      <style:text-properties fo:font-size="11pt" officeooo:paragraph-rsid="0020b7f0" style:font-size-asian="11pt" style:font-size-complex="11pt"/>
    </style:style>
    <style:style style:name="T1" style:family="text">
      <style:text-properties style:font-name="DejaVu Sans1" fo:font-style="italic" style:font-style-asian="italic" style:font-style-complex="italic"/>
    </style:style>
    <style:style style:name="T2" style:family="text">
      <style:text-properties style:font-name="DejaVu Sans1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DejaVu Sans1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DejaVu Sans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ad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irc-Pinnacle</text:p>
      <text:p text:style-name="P1"/>
      <text:p text:style-name="P2">1. Előkészítés</text:p>
      <text:p text:style-name="P8"/>
      <text:p text:style-name="P12"/>
      <text:p text:style-name="P16"><text:span text:style-name="Source_20_Text"><text:span text:style-name="T1"># sudo apt-get install build-essential</text:span></text:span></text:p>
      <text:p text:style-name="P16"><text:span text:style-name="Source_20_Text"><text:span text:style-name="T1"># </text:span></text:span><text:span text:style-name="Source_20_Text"><text:span text:style-name="T3">sudo apt-get install linux-headers-2.6.15-26 (replace it by your kernel release number)</text:span></text:span></text:p>
      <text:p text:style-name="P16"><text:span text:style-name="Source_20_Text"><text:span text:style-name="T1"># sudo apt-get install dialog</text:span></text:span></text:p>
      <text:p text:style-name="P13"><text:span text:style-name="Source_20_Text"><text:span text:style-name="T1"/></text:span></text:p>
      <text:p text:style-name="P14"/>
      <text:p text:style-name="P7"/>
      <text:p text:style-name="P10"/>
      <text:p text:style-name="P2">2. Letöltés</text:p>
      <text:p text:style-name="P7"/>
      <text:p text:style-name="P7">Töltsd le a legutolso lirc forráskódot: <text:a xlink:type="simple" xlink:href="http://www.lirc.org/">http://www.lirc.org</text:a> és bontsd ki:</text:p>
      <text:p text:style-name="P7"/>
      <text:p text:style-name="P12"/>
      <text:p text:style-name="P16"><text:span text:style-name="Source_20_Text"><text:span text:style-name="T1"># tar -xvjf lirc-0.8.0.tar.bz2</text:span></text:span></text:p>
      <text:p text:style-name="P14"/>
      <text:p text:style-name="P7"/>
      <text:p text:style-name="P5"><text:span text:style-name="T6">3. Setup</text:span></text:p>
      <text:p text:style-name="P7"/>
      <text:p text:style-name="P12"/>
      <text:p text:style-name="P13"><text:span text:style-name="Source_20_Text"><text:span text:style-name="T1"># cd lirc-0.8.0</text:span></text:span></text:p>
      <text:p text:style-name="P13"><text:span text:style-name="Source_20_Text"><text:span text:style-name="T1"># ./setup.sh</text:span></text:span></text:p>
      <text:p text:style-name="P14"/>
      <text:p text:style-name="P7"/>
      <text:p text:style-name="P7">A megjelenő menüben a következő elemeket válaszd ki:</text:p>
      <text:p text:style-name="P7">1. Driver Configuration</text:p>
      <text:p text:style-name="P20">4. Other serial port devices</text:p>
      <text:p text:style-name="P21"><text:span text:style-name="T8">c</text:span> <text:s/>Pinnacle Systems PCTV (pro) reciever</text:p>
      <text:p text:style-name="P22">Válaszd ki a megfelelő COM portot, ahova az eszközt csatlakoztattad pld COM1</text:p>
      <text:p text:style-name="P7">2 Software configuration</text:p>
      <text:p text:style-name="P23">1 Compile tools for X-Windows</text:p>
      <text:p text:style-name="P24">5 Use syslogd instead of own log fájl</text:p>
      <text:p text:style-name="P7">3 Save configuration &amp; run configure</text:p>
      <text:p text:style-name="P7"/>
      <text:p text:style-name="P7">Elkésziti az /etc/lirc könyvtárba a konstrukciós fájlokat.</text:p>
      <text:p text:style-name="P7"/>
      <text:p text:style-name="P3">4. Installálás</text:p>
      <text:p text:style-name="P7"/>
      <text:p text:style-name="P12"/>
      <text:p text:style-name="P13"><text:span text:style-name="Source_20_Text"><text:span text:style-name="T1"># make</text:span></text:span></text:p>
      <text:p text:style-name="P13"><text:span text:style-name="Source_20_Text"><text:span text:style-name="T1"># sudo make install</text:span></text:span></text:p>
      <text:p text:style-name="P13"><text:span text:style-name="Source_20_Text"><text:span text:style-name="T1"># sudo apt-get install lirc</text:span></text:span></text:p>
      <text:p text:style-name="P13"><text:span text:style-name="Source_20_Text"><text:span text:style-name="T1"/></text:span></text:p>
      <text:p text:style-name="P7"/>
      <text:p text:style-name="P3"/>
      <text:p text:style-name="P6">5. Configurációs fájl módosítás</text:p>
      <text:p text:style-name="P7"/>
      <text:p text:style-name="P7">Modosítsd az /etc/lirc/hardware.conf fájlt.</text:p>
      <text:p text:style-name="P7"/>
      <text:p text:style-name="P12"/>
      <text:p text:style-name="P13"><text:span text:style-name="Source_20_Text"><text:span text:style-name="T1">LOAD_MODULES="false"</text:span></text:span></text:p>
      <text:p text:style-name="P13"><text:span text:style-name="Source_20_Text"><text:span text:style-name="T1">DRIVER="pinsys"</text:span></text:span></text:p>
      <text:p text:style-name="P13"><text:span text:style-name="Source_20_Text"><text:span text:style-name="T1">DEVICE="/dev/ttyS0" #To COM1</text:span></text:span></text:p>
      <text:p text:style-name="P13"><text:span text:style-name="Source_20_Text"><text:span text:style-name="T4"/></text:span></text:p>
      <text:p text:style-name="P7"/>
      <text:p text:style-name="P7"/>
      <text:p text:style-name="P3">6. lircd.conf fájl másolása</text:p>
      <text:p text:style-name="P7"/>
      <text:p text:style-name="P7">Másold át a megfelelő map fájlt. Ebben szerepel például a távirányító neve is. Nem kell feltétlenül átmásolni. Lehet, hogy az /etc/lirc/lircd.conf fájlban egy include bejegyzéssel hivatkozhatsz erre a fájlra.</text:p>
      <text:p text:style-name="P7"/>
      <text:p text:style-name="P12"/>
      <text:p text:style-name="P13"><text:span text:style-name="Source_20_Text"><text:span text:style-name="T3"># sudo cp /usr/share/lirc/remotes/pinnacle_systems/lircd.conf.pctv /etc/lirc/lircd.conf </text:span></text:span></text:p>
      <text:p text:style-name="P13"><text:span text:style-name="Source_20_Text"><text:span text:style-name="T4"/></text:span></text:p>
      <text:p text:style-name="P7"/>
      <text:p text:style-name="P3">7. Teszt</text:p>
      <text:p text:style-name="P7"/>
      <text:p text:style-name="P7">Inditsd el a lircd démont és az irw programot:</text:p>
      <text:p text:style-name="P7"/>
      <text:p text:style-name="P12"/>
      <text:p text:style-name="P13"><text:span text:style-name="Source_20_Text"><text:span text:style-name="T1"># lircd</text:span></text:span></text:p>
      <text:p text:style-name="P13"><text:span text:style-name="Source_20_Text"><text:span text:style-name="T1"># irw</text:span></text:span></text:p>
      <text:p text:style-name="P13"><text:span text:style-name="Source_20_Text"><text:span text:style-name="T4"/></text:span></text:p>
      <text:p text:style-name="P7"/>
      <text:p text:style-name="P7">Ezután a távirányító gombjait nyomd meg és figyeld a konzolt. Hasonló sorokat kell látnod:</text:p>
      <text:p text:style-name="P12"/>
      <text:p text:style-name="P13"><text:span text:style-name="Source_20_Text"><text:span text:style-name="T1">000000000000001b 00 vol+ PinnacleSysPCTVRemote</text:span></text:span></text:p>
      <text:p text:style-name="P16"><text:span text:style-name="Source_20_Text"><text:span text:style-name="T1">000000000000000b 00 Stop PinnacleSysPCTVRemote<text:line-break/>0000000000000015 00 pause PinnacleSysPCTVRemote</text:span></text:span></text:p>
      <text:p text:style-name="P16"><text:span text:style-name="Source_20_Text"><text:span text:style-name="T1">000000000000000d 00 Play PinnacleSysPCTVRemote</text:span></text:span></text:p>
      <text:p text:style-name="P13"><text:span text:style-name="Source_20_Text"><text:span text:style-name="T4"/></text:span></text:p>
      <text:p text:style-name="P7">Ha ilyet látsz akkor rendben van</text:p>
      <text:p text:style-name="P7"/>
      <text:p text:style-name="P3">8. lircrc</text:p>
      <text:p text:style-name="P7"/>
      <text:p text:style-name="P7">Helyezd el a l<text:span text:style-name="T7">ircrc</text:span> fájlt az /etc könyvtárban mely a globális beállításokért felelős vagy a <text:span text:style-name="T7">.lircrc</text:span> fájlt a felhasználó személyes könyvtárába. A fájl tartalmazza a gomb és a feladat összerendeléseket. Ehhez a működéshez először el kell indítani a irexec programot.</text:p>
      <text:p text:style-name="P7"/>
      <text:p text:style-name="P12"/>
      <text:p text:style-name="P13"><text:span text:style-name="Source_20_Text"><text:span text:style-name="T1"># irexec</text:span></text:span></text:p>
      <text:p text:style-name="P15"><text:span text:style-name="Source_20_Text"><text:span text:style-name="T1"/></text:span></text:p>
      <text:p text:style-name="P7"/>
      <text:p text:style-name="P7"/>
      <text:p text:style-name="P9">Egy példa a lircrc fájlra, mely a tvtime-ot vezérli:</text:p>
      <text:p text:style-name="P7"/>
      <text:p text:style-name="P12"/>
      <text:p text:style-name="P13">begin</text:p>
      <text:p text:style-name="P13"><text:s text:c="4"/>prog = irexec</text:p>
      <text:p text:style-name="P13"><text:s text:c="4"/>remote = *</text:p>
      <text:p text:style-name="P13"><text:s text:c="4"/>button = Power</text:p>
      <text:p text:style-name="P13"><text:s text:c="4"/>config = tvtime &amp; </text:p>
      <text:p text:style-name="P13"><text:s text:c="4"/>config = tvtime-command quit</text:p>
      <text:p text:style-name="P13"><text:s text:c="4"/>repeat = 0</text:p>
      <text:p text:style-name="P13">end</text:p>
      <text:p text:style-name="P13"/>
      <text:p text:style-name="P13">begin</text:p>
      <text:p text:style-name="P13"><text:s text:c="4"/>prog = irexec</text:p>
      <text:p text:style-name="P13"><text:s text:c="4"/>remote = *</text:p>
      <text:p text:style-name="P13"><text:s text:c="4"/>button = channel+</text:p>
      <text:p text:style-name="P13"><text:s text:c="4"/>config = tvtime-command channel_inc</text:p>
      <text:p text:style-name="P13"><text:s text:c="4"/>repeat = 1</text:p>
      <text:p text:style-name="P13">end</text:p>
      <text:p text:style-name="P13"/>
      <text:p text:style-name="P13">begin</text:p>
      <text:p text:style-name="P13"><text:s text:c="4"/>prog = irexec</text:p>
      <text:p text:style-name="P13"><text:s text:c="4"/>remote = *</text:p>
      <text:p text:style-name="P13"><text:s text:c="4"/>button = channel-</text:p>
      <text:p text:style-name="P13"><text:s text:c="4"/>config = tvtime-command channel_dec</text:p>
      <text:p text:style-name="P13"><text:s text:c="4"/>repeat = 1</text:p>
      <text:p text:style-name="P13">end</text:p>
      <text:p text:style-name="P13"/>
      <text:p text:style-name="P13">begin</text:p>
      <text:p text:style-name="P13"><text:s text:c="4"/>prog = irexec</text:p>
      <text:p text:style-name="P13"><text:s text:c="4"/>remote = *</text:p>
      <text:p text:style-name="P13"><text:s text:c="4"/>button = Zoom</text:p>
      <text:p text:style-name="P13"><text:s text:c="4"/>config = tvtime-command toggle_fullscreen</text:p>
      <text:p text:style-name="P13"><text:s text:c="4"/>repeat = 1</text:p>
      <text:p text:style-name="P13">end</text:p>
      <text:p text:style-name="P13"/>
      <text:p text:style-name="P13">begin</text:p>
      <text:p text:style-name="P13"><text:s text:c="4"/>prog = irexec</text:p>
      <text:p text:style-name="P13"><text:s text:c="4"/>remote = *</text:p>
      <text:p text:style-name="P13"><text:s text:c="4"/>button = FullScreen</text:p>
      <text:p text:style-name="P13"><text:s text:c="4"/>config = tvtime-command toggle_fullscreen</text:p>
      <text:p text:style-name="P13"><text:s text:c="4"/>repeat = 1</text:p>
      <text:p text:style-name="P13">end</text:p>
      <text:p text:style-name="P13"/>
      <text:p text:style-name="P13">begin</text:p>
      <text:p text:style-name="P13"><text:s text:c="4"/>prog = irexec</text:p>
      <text:p text:style-name="P13"><text:s text:c="4"/>remote = *</text:p>
      <text:p text:style-name="P13"><text:s text:c="4"/>button = Mute</text:p>
      <text:p text:style-name="P13"><text:s text:c="4"/>config = tvtime-command toggle_mute</text:p>
      <text:p text:style-name="P13"><text:s text:c="4"/>repeat = 1</text:p>
      <text:p text:style-name="P13">end</text:p>
      <text:p text:style-name="P13"/>
      <text:p text:style-name="P13"/>
      <text:p text:style-name="P17">begin</text:p>
      <text:p text:style-name="P13"><text:s text:c="4"/>prog = irexec</text:p>
      <text:p text:style-name="P13"><text:s text:c="4"/>remote = *</text:p>
      <text:p text:style-name="P13"><text:s text:c="4"/>button = Chan+Play</text:p>
      <text:p text:style-name="P13"><text:s text:c="4"/>config = tvtime-command channel_inc</text:p>
      <text:p text:style-name="P13"><text:s text:c="4"/>repeat = 1</text:p>
      <text:p text:style-name="P13">end</text:p>
      <text:p text:style-name="P13"/>
      <text:p text:style-name="P13">begin</text:p>
      <text:p text:style-name="P13"><text:s text:c="4"/>prog = irexec</text:p>
      <text:p text:style-name="P13"><text:s text:c="4"/>remote = *</text:p>
      <text:p text:style-name="P13"><text:s text:c="4"/>button = Chan-Stop</text:p>
      <text:p text:style-name="P13"><text:s text:c="4"/>config = tvtime-command channel_dec</text:p>
      <text:p text:style-name="P13"><text:s text:c="4"/>repeat = 1</text:p>
      <text:p text:style-name="P13">end</text:p>
      <text:p text:style-name="P15"><text:span text:style-name="Source_20_Text"><text:span text:style-name="T5"/></text:span></text:p>
      <text:p text:style-name="P7"/>
      <text:p text:style-name="P7"/>
      <text:p text:style-name="P7"/>
      <text:p text:style-name="P7"/>
      <text:p text:style-name="P7"/>
      <text:p text:style-name="P10"/>
      <text:p text:style-name="P4"/>
      <text:p text:style-name="P6">9. Élő példa</text:p>
      <text:p text:style-name="P7"/>
      <text:p text:style-name="P7">Most pedig nézzük meg a konkrét beállításokat</text:p>
      <text:p text:style-name="P7"/>
      <text:p text:style-name="P18">~/.bash_profile</text:p>
      <text:p text:style-name="P12"/>
      <text:p text:style-name="P13"><text:span text:style-name="Source_20_Text"><text:span text:style-name="T1"># Get the aliases and functions</text:span></text:span></text:p>
      <text:p text:style-name="P13"><text:span text:style-name="Source_20_Text"><text:span text:style-name="T1">if [ -f ~/.bashrc ]; then</text:span></text:span></text:p>
      <text:p text:style-name="P13"><text:span text:style-name="Source_20_Text"><text:span text:style-name="T1"><text:s text:c="8"/>. ~/.bashrc</text:span></text:span></text:p>
      <text:p text:style-name="P13"><text:span text:style-name="Source_20_Text"><text:span text:style-name="T1">fi</text:span></text:span></text:p>
      <text:p text:style-name="P13"><text:span text:style-name="Source_20_Text"><text:span text:style-name="T1"/></text:span></text:p>
      <text:p text:style-name="P13"><text:span text:style-name="Source_20_Text"><text:span text:style-name="T1"># User specific environment and startup programs</text:span></text:span></text:p>
      <text:p text:style-name="P13"><text:span text:style-name="Source_20_Text"><text:span text:style-name="T1">PATH=$PATH:$HOME/bin:/usr/local/programs/jdk1.7.0_17/bin:</text:span></text:span></text:p>
      <text:p text:style-name="P13"><text:span text:style-name="Source_20_Text"><text:span text:style-name="T1">JAVA_HOME=/usr/local/programs/jdk1.7.0_17</text:span></text:span></text:p>
      <text:p text:style-name="P13"><text:span text:style-name="Source_20_Text"><text:span text:style-name="T1"/></text:span></text:p>
      <text:p text:style-name="P13"><text:span text:style-name="Source_20_Text"><text:span text:style-name="T1">export PATH</text:span></text:span></text:p>
      <text:p text:style-name="P13"><text:span text:style-name="Source_20_Text"><text:span text:style-name="T1">export JAVA_HOME</text:span></text:span></text:p>
      <text:p text:style-name="P13"><text:span text:style-name="Source_20_Text"><text:span text:style-name="T1">unset USERNAME</text:span></text:span></text:p>
      <text:p text:style-name="P13"><text:span text:style-name="Source_20_Text"><text:span text:style-name="T1"/></text:span></text:p>
      <text:p text:style-name="P13"><text:span text:style-name="Source_20_Text"><text:span text:style-name="T2">line_result=`ps ax | grep lircd | wc -l`</text:span></text:span></text:p>
      <text:p text:style-name="P13"><text:span text:style-name="Source_20_Text"><text:span text:style-name="T2">if [ $line_result -le 1 ]; then</text:span></text:span></text:p>
      <text:p text:style-name="P13"><text:span text:style-name="Source_20_Text"><text:span text:style-name="T2"><text:s text:c="4"/>sudo lircd</text:span></text:span></text:p>
      <text:p text:style-name="P13"><text:span text:style-name="Source_20_Text"><text:span text:style-name="T2"><text:s text:c="4"/>echo elindult a lircd</text:span></text:span></text:p>
      <text:p text:style-name="P13"><text:span text:style-name="Source_20_Text"><text:span text:style-name="T2">fi</text:span></text:span></text:p>
      <text:p text:style-name="P13"><text:span text:style-name="Source_20_Text"><text:span text:style-name="T1"/></text:span></text:p>
      <text:p text:style-name="P13"><text:span text:style-name="Source_20_Text"><text:span text:style-name="T2">line_result=`ps ax | grep irexec | wc -l`</text:span></text:span></text:p>
      <text:p text:style-name="P13"><text:span text:style-name="Source_20_Text"><text:span text:style-name="T2">if [ $line_result -le 1 ]; then</text:span></text:span></text:p>
      <text:p text:style-name="P13"><text:span text:style-name="Source_20_Text"><text:span text:style-name="T2"><text:s text:c="4"/>irexec &amp;</text:span></text:span></text:p>
      <text:p text:style-name="P13"><text:span text:style-name="Source_20_Text"><text:span text:style-name="T2"><text:s text:c="4"/>echo elindult az irexec</text:span></text:span></text:p>
      <text:p text:style-name="P13"><text:span text:style-name="Source_20_Text"><text:span text:style-name="T2">fi</text:span></text:span></text:p>
      <text:p text:style-name="P13"><text:span text:style-name="Source_20_Text"><text:span text:style-name="T1"/></text:span></text:p>
      <text:p text:style-name="P13"><text:span text:style-name="Source_20_Text"><text:span text:style-name="T2">line_result=`ps ax | grep irxevent | wc -l`</text:span></text:span></text:p>
      <text:p text:style-name="P13"><text:span text:style-name="Source_20_Text"><text:span text:style-name="T2">if [ $line_result -le 1 ]; then</text:span></text:span></text:p>
      <text:p text:style-name="P13"><text:span text:style-name="Source_20_Text"><text:span text:style-name="T2"><text:s text:c="4"/>irxevent &amp;</text:span></text:span></text:p>
      <text:p text:style-name="P13"><text:span text:style-name="Source_20_Text"><text:span text:style-name="T2"><text:s text:c="4"/>echo elindult az irxevent</text:span></text:span></text:p>
      <text:p text:style-name="P13"><text:span text:style-name="Source_20_Text"><text:span text:style-name="T2">fi</text:span></text:span></text:p>
      <text:p text:style-name="P13"><text:span text:style-name="Source_20_Text"><text:span text:style-name="T1"/></text:span></text:p>
      <text:p text:style-name="P13"><text:span text:style-name="Source_20_Text"><text:span text:style-name="T1">xset s off</text:span></text:span></text:p>
      <text:p text:style-name="P13"><text:span text:style-name="Source_20_Text"><text:span text:style-name="T1">xset -dpms</text:span></text:span></text:p>
      <text:p text:style-name="P13"><text:span text:style-name="Source_20_Text"><text:span text:style-name="T5"/></text:span></text:p>
      <text:p text:style-name="P7"/>
      <text:p text:style-name="P18">/etc/lirc/lircd.conf</text:p>
      <text:p text:style-name="P12"/>
      <text:p text:style-name="P12">include "/usr/share/lirc/remotes/pinnacle_systems/lircd.conf.pctv"</text:p>
      <text:p text:style-name="P12"/>
      <text:p text:style-name="P7"/>
      <text:p text:style-name="P18">/etc/lircrc</text:p>
      <text:p text:style-name="P12"/>
      <text:p text:style-name="P12">begin</text:p>
      <text:p text:style-name="P12"><text:s text:c="4"/>prog = irxevent</text:p>
      <text:p text:style-name="P12"><text:s text:c="4"/>remote = *</text:p>
      <text:p text:style-name="P12"><text:s text:c="4"/>button = Chan+Play</text:p>
      <text:p text:style-name="P12"><text:s text:c="4"/>config = Key Up CurrentWindow</text:p>
      <text:p text:style-name="P12"><text:s text:c="4"/>repeat = 0</text:p>
      <text:p text:style-name="P12">end</text:p>
      <text:p text:style-name="P12"/>
      <text:p text:style-name="P12"><text:soft-page-break/>begin</text:p>
      <text:p text:style-name="P12"><text:s text:c="4"/>prog = irxevent</text:p>
      <text:p text:style-name="P12"><text:s text:c="4"/>remote = *</text:p>
      <text:p text:style-name="P12"><text:s text:c="4"/>button = Chan-Stop</text:p>
      <text:p text:style-name="P12"><text:s text:c="4"/>config = Key Down CurrentWindow</text:p>
      <text:p text:style-name="P12"><text:s text:c="4"/>repeat = 0</text:p>
      <text:p text:style-name="P12">end</text:p>
      <text:p text:style-name="P12"/>
      <text:p text:style-name="P12">begin</text:p>
      <text:p text:style-name="P12"><text:s text:c="4"/>prog = irxevent</text:p>
      <text:p text:style-name="P12"><text:s text:c="4"/>remote = *</text:p>
      <text:p text:style-name="P12"><text:s text:c="4"/>button = middle</text:p>
      <text:p text:style-name="P12"><text:s text:c="4"/>config = Key Return CurrentWindow</text:p>
      <text:p text:style-name="P12"><text:s text:c="4"/>repeat = 0</text:p>
      <text:p text:style-name="P12">end</text:p>
      <text:p text:style-name="P12"/>
      <text:p text:style-name="P12">#----------------------------</text:p>
      <text:p text:style-name="P12">#---- szg kikapcsolas -------</text:p>
      <text:p text:style-name="P12">#----------------------------</text:p>
      <text:p text:style-name="P12">begin</text:p>
      <text:p text:style-name="P12"><text:s text:c="4"/>prog = irexec</text:p>
      <text:p text:style-name="P12"><text:s text:c="4"/>remote = *</text:p>
      <text:p text:style-name="P12"><text:s text:c="4"/>button = KEY_POWER</text:p>
      <text:p text:style-name="P12"><text:s text:c="4"/>config = sudo shutdown -h now</text:p>
      <text:p text:style-name="P12">end</text:p>
      <text:p text:style-name="P12"/>
      <text:p text:style-name="P12">#----------------------------</text:p>
      <text:p text:style-name="P12">#--------- tvtime <text:s/>----------</text:p>
      <text:p text:style-name="P12">#----------------------------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TV</text:p>
      <text:p text:style-name="P12"><text:s text:c="4"/>config = tvtime &amp; </text:p>
      <text:p text:style-name="P12"><text:s text:c="4"/>config = tvtime-command quit</text:p>
      <text:p text:style-name="P12"><text:s text:c="4"/>repeat = 0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CHANNELUP</text:p>
      <text:p text:style-name="P12"><text:s text:c="4"/>config = tvtime-command channel_inc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CHANNELDOWN</text:p>
      <text:p text:style-name="P12"><text:s text:c="4"/>config = tvtime-command channel_dec</text:p>
      <text:p text:style-name="P12"><text:s text:c="4"/>repeat = 1</text:p>
      <text:p text:style-name="P12">end</text:p>
      <text:p text:style-name="P12"/>
      <text:p text:style-name="P12">begin</text:p>
      <text:p text:style-name="P12"><text:soft-page-break/><text:s text:c="4"/>prog = irexec</text:p>
      <text:p text:style-name="P12"><text:s text:c="4"/>remote = *</text:p>
      <text:p text:style-name="P12"><text:s text:c="4"/>button = KEY_ZOOM</text:p>
      <text:p text:style-name="P12"><text:s text:c="4"/>config = tvtime-command toggle_fullscreen</text:p>
      <text:p text:style-name="P12"><text:s text:c="4"/>repeat = 0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FullScreen</text:p>
      <text:p text:style-name="P12"><text:s text:c="4"/>config = tvtime-command toggle_fullscreen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MUTE</text:p>
      <text:p text:style-name="P12"><text:s text:c="4"/>config = tvtime-command toggle_mute</text:p>
      <text:p text:style-name="P12"><text:s text:c="4"/>repeat = 1</text:p>
      <text:p text:style-name="P12">end</text:p>
      <text:p text:style-name="P12"/>
      <text:p text:style-name="P12">#begin</text:p>
      <text:p text:style-name="P12"># <text:s text:c="3"/>prog = irexec</text:p>
      <text:p text:style-name="P12"># <text:s text:c="3"/>remote = *</text:p>
      <text:p text:style-name="P12"># <text:s text:c="3"/>button = Chan+Play</text:p>
      <text:p text:style-name="P12"># <text:s text:c="3"/>config = tvtime-command channel_inc</text:p>
      <text:p text:style-name="P12"># <text:s text:c="3"/>repeat = 1</text:p>
      <text:p text:style-name="P12">#end</text:p>
      <text:p text:style-name="P12"/>
      <text:p text:style-name="P12">#begin</text:p>
      <text:p text:style-name="P12"># <text:s text:c="3"/>prog = irexec</text:p>
      <text:p text:style-name="P12"># <text:s text:c="3"/>remote = *</text:p>
      <text:p text:style-name="P12"># <text:s text:c="3"/>button = Chan-Stop</text:p>
      <text:p text:style-name="P12"># <text:s text:c="3"/>config = tvtime-command channel_dec</text:p>
      <text:p text:style-name="P12"># <text:s text:c="3"/>repeat = 1</text:p>
      <text:p text:style-name="P12">#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1</text:p>
      <text:p text:style-name="P12"><text:s text:c="4"/>config = tvtime-command channel_1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2</text:p>
      <text:p text:style-name="P12"><text:s text:c="4"/>config = tvtime-command channel_2</text:p>
      <text:p text:style-name="P12"><text:s text:c="4"/>repeat = 1</text:p>
      <text:p text:style-name="P12">end</text:p>
      <text:p text:style-name="P12"/>
      <text:p text:style-name="P12">begin</text:p>
      <text:p text:style-name="P12"><text:soft-page-break/><text:s text:c="4"/>prog = irexec</text:p>
      <text:p text:style-name="P12"><text:s text:c="4"/>remote = *</text:p>
      <text:p text:style-name="P12"><text:s text:c="4"/>button = KEY_3</text:p>
      <text:p text:style-name="P12"><text:s text:c="4"/>config = tvtime-command channel_3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4</text:p>
      <text:p text:style-name="P12"><text:s text:c="4"/>config = tvtime-command channel_4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5</text:p>
      <text:p text:style-name="P12"><text:s text:c="4"/>config = tvtime-command channel_5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6</text:p>
      <text:p text:style-name="P12"><text:s text:c="4"/>config = tvtime-command channel_6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7</text:p>
      <text:p text:style-name="P12"><text:s text:c="4"/>config = tvtime-command channel_7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8</text:p>
      <text:p text:style-name="P12"><text:s text:c="4"/>config = tvtime-command channel_8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9</text:p>
      <text:p text:style-name="P12"><text:s text:c="4"/>config = tvtime-command channel_9</text:p>
      <text:p text:style-name="P12"><text:s text:c="4"/>repeat = 1</text:p>
      <text:p text:style-name="P12">end</text:p>
      <text:p text:style-name="P12"/>
      <text:p text:style-name="P12">begin</text:p>
      <text:p text:style-name="P12"><text:soft-page-break/><text:s text:c="4"/>prog = irexec</text:p>
      <text:p text:style-name="P12"><text:s text:c="4"/>remote = *</text:p>
      <text:p text:style-name="P12"><text:s text:c="4"/>button = KEY_0</text:p>
      <text:p text:style-name="P12"><text:s text:c="4"/>config = tvtime-command channel_0</text:p>
      <text:p text:style-name="P12"><text:s text:c="4"/>repeat = 1</text:p>
      <text:p text:style-name="P12">end</text:p>
      <text:p text:style-name="P12"/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VOLUMEUP</text:p>
      <text:p text:style-name="P12"><text:s text:c="4"/>config = tvtime-command mixer_up 1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irexec</text:p>
      <text:p text:style-name="P12"><text:s text:c="4"/>remote = *</text:p>
      <text:p text:style-name="P12"><text:s text:c="4"/>button = KEY_VOLUMEDOWN</text:p>
      <text:p text:style-name="P12"><text:s text:c="4"/>config = tvtime-command mixer_down 1</text:p>
      <text:p text:style-name="P12"><text:s text:c="4"/>repeat = 1</text:p>
      <text:p text:style-name="P12">end</text:p>
      <text:p text:style-name="P12"/>
      <text:p text:style-name="P12">#----------------------------</text:p>
      <text:p text:style-name="P12">#--------- mplayer ----------</text:p>
      <text:p text:style-name="P12">#----------------------------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Fullscreen</text:p>
      <text:p text:style-name="P12"><text:s text:c="4"/>config = vo_fullscreen</text:p>
      <text:p text:style-name="P12"><text:s text:c="4"/>repeat = 0</text:p>
      <text:p text:style-name="P12">end</text:p>
      <text:p text:style-name="P12"/>
      <text:p text:style-name="P12">#begin</text:p>
      <text:p text:style-name="P12"># <text:s text:c="3"/>prog = mplayer</text:p>
      <text:p text:style-name="P12"># <text:s text:c="3"/>remote = *</text:p>
      <text:p text:style-name="P12"># <text:s text:c="3"/>button = Middle</text:p>
      <text:p text:style-name="P12"># <text:s text:c="3"/>config = vo_ontop</text:p>
      <text:p text:style-name="P12"># <text:s text:c="3"/>repeat = 0</text:p>
      <text:p text:style-name="P12">#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KEY_PAUSE</text:p>
      <text:p text:style-name="P12"><text:s text:c="4"/>config = pause</text:p>
      <text:p text:style-name="P12"><text:s text:c="4"/>repeat = 0</text:p>
      <text:p text:style-name="P12">end</text:p>
      <text:p text:style-name="P12"><text:s text:c="18"/></text:p>
      <text:p text:style-name="P12">begin</text:p>
      <text:p text:style-name="P12"><text:s text:c="4"/>prog = mplayer</text:p>
      <text:p text:style-name="P12"><text:s text:c="4"/>remote = *</text:p>
      <text:p text:style-name="P12"><text:s text:c="4"/>button = KEY_PLAY</text:p>
      <text:p text:style-name="P12"><text:soft-page-break/><text:s text:c="4"/>config = seek +0</text:p>
      <text:p text:style-name="P12"><text:s text:c="4"/>repeat = 0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KEY_MUTE</text:p>
      <text:p text:style-name="P12"><text:s text:c="4"/>config = mute</text:p>
      <text:p text:style-name="P12"><text:s text:c="4"/>repeat = 0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KEY_STOP</text:p>
      <text:p text:style-name="P12"><text:s text:c="4"/>config = stop</text:p>
      <text:p text:style-name="P12"><text:s text:c="4"/>repeat = 0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KEY_POWER</text:p>
      <text:p text:style-name="P12"><text:s text:c="4"/>config = quit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KEY_FASTFORWARD</text:p>
      <text:p text:style-name="P12"><text:s text:c="4"/>config = seek +10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KEY_REWIND</text:p>
      <text:p text:style-name="P12"><text:s text:c="4"/>config = seek -10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KEY_VOLUMEUP</text:p>
      <text:p text:style-name="P12"><text:s text:c="4"/>config = volume 1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KEY_VOLUMEDOWN</text:p>
      <text:p text:style-name="P12"><text:soft-page-break/><text:s text:c="4"/>config = volume -1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F_TELETEXT</text:p>
      <text:p text:style-name="P12"><text:s text:c="4"/>config = osd</text:p>
      <text:p text:style-name="P12"><text:s text:c="4"/>repeat = 0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next</text:p>
      <text:p text:style-name="P12"><text:s text:c="4"/>config = frame_step</text:p>
      <text:p text:style-name="P12"><text:s text:c="4"/>repeat = 1</text:p>
      <text:p text:style-name="P12">end</text:p>
      <text:p text:style-name="P12"/>
      <text:p text:style-name="P12">begin</text:p>
      <text:p text:style-name="P12"><text:s text:c="4"/>prog = mplayer</text:p>
      <text:p text:style-name="P12"><text:s text:c="4"/>remote = *</text:p>
      <text:p text:style-name="P12"><text:s text:c="4"/>button = KEY_CHANNELDOWN</text:p>
      <text:p text:style-name="P12"><text:s text:c="4"/>config = sub_select</text:p>
      <text:p text:style-name="P12"><text:s text:c="4"/>repeat = 0</text:p>
      <text:p text:style-name="P12">end</text:p>
      <text:p text:style-name="P12"/>
      <text:p text:style-name="P7"/>
      <text:p text:style-name="P7"/>
      <text:p text:style-name="P7"/>
      <text:p text:style-name="P7"/>
      <text:p text:style-name="P19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07-09-17T16:01:11</meta:creation-date>
    <dc:date>2013-12-25T19:03:28.821725683</dc:date>
    <dc:language>hu-HU</dc:language>
    <meta:editing-cycles>95</meta:editing-cycles>
    <meta:editing-duration>PT23H52M33S</meta:editing-duration>
    <meta:document-statistic meta:table-count="0" meta:image-count="0" meta:object-count="0" meta:page-count="11" meta:paragraph-count="412" meta:word-count="1257" meta:character-count="8035" meta:non-whitespace-character-count="6225"/>
    <meta:user-defined meta:name="Info 1"/>
    <meta:user-defined meta:name="Info 2"/>
    <meta:user-defined meta:name="Info 3"/>
    <meta:user-defined meta:name="Info 4"/>
  </office:meta>
</office:document-meta>
</file>